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8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ython_macr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Hello</text:p>
          </table:table-cell>
          <table:table-cell table:style-name="ce1" office:value-type="string" calcext:value-type="string">
            <text:p>World</text:p>
          </table:table-cell>
        </table:table-row>
        <table:table-row table:style-name="ro1">
          <table:table-cell table:style-name="ce1" office:value-type="string" calcext:value-type="string">
            <text:p>HelloWorld</text:p>
          </table:table-cell>
          <table:table-cell table:style-name="ce1" office:value-type="string" calcext:value-type="string">
            <text:p>HelloWorld1234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23210" calcext:value-type="float">
            <text:p>12321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4" calcext:value-type="float">
            <text:p>0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Arial Unicode MS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00/00/00</text:date>, <text:time style:data-style-name="N2" text:time-value="12:30:09.2255641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6-30T20:42:10.497184042</meta:creation-date>
    <dc:date>2020-07-01T12:30:38.829516875</dc:date>
    <meta:editing-duration>PT19M30S</meta:editing-duration>
    <meta:editing-cycles>4</meta:editing-cycles>
    <meta:generator>LibreOffice_Vanilla/6.4.4.8$MacOSX_X86_64 LibreOffice_project/3d775be2011f3886db32dfd395a6a6d1ca2630ff</meta:generator>
    <dc:creator>Takayuki Kamiyama</dc:creator>
    <meta:document-statistic meta:table-count="1" meta:cell-count="10" meta:object-count="0"/>
  </office:meta>
</office:document-meta>
</file>